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7937in"/>
    </style:style>
    <style:style style:name="co7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1.0299in"/>
    </style:style>
    <style:style style:name="co9" style:family="table-column">
      <style:table-column-properties fo:break-before="auto" style:column-width="1.3409in"/>
    </style:style>
    <style:style style:name="co10" style:family="table-column">
      <style:table-column-properties fo:break-before="auto" style:column-width="0.965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font-name="Arial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font-name="Arial"/>
    </style:style>
    <style:style style:name="ce15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7" style:family="table-cell" style:parent-style-name="Default">
      <style:table-cell-properties fo:background-color="transparent"/>
      <style:text-properties style:font-name="Arial"/>
    </style:style>
    <style:style style:name="ce18" style:family="table-cell" style:parent-style-name="Default">
      <style:table-cell-properties fo:background-color="#e6e6e6"/>
      <style:text-properties style:font-name="Arial"/>
    </style:style>
    <style:style style:name="ce19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/>
    </style:style>
    <style:style style:name="ce2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28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5" table:default-cell-style-name="ce7"/>
        <table:table-column table:style-name="co6" table:default-cell-style-name="ce7"/>
        <table:table-column table:style-name="co5" table:number-columns-repeated="246" table:default-cell-style-name="ce7"/>
        <table:table-column table:style-name="co7" table:number-columns-repeated="768" table:default-cell-style-name="ce7"/>
        <table:table-row table:style-name="ro1">
          <table:table-cell table:style-name="ce1" office:value-type="string" table:number-columns-spanned="3" table:number-rows-spanned="1">
            <text:p>Open Source Hardware Survey</text:p>
          </table:table-cell>
          <table:covered-table-cell table:style-name="ce11" office:value-type="string">
            <text:p>Open Source Hardware Survey</text:p>
          </table:covered-table-cell>
          <table:covered-table-cell table:style-name="ce11" office:value-type="string">
            <text:p>Open Source Hardware Survey</text:p>
          </table:covered-table-cell>
          <table:table-cell table:number-columns-repeated="1021"/>
        </table:table-row>
        <table:table-row table:style-name="ro2">
          <table:table-cell table:style-name="ce2" office:value-type="string" table:number-columns-spanned="3" table:number-rows-spanned="1">
            <text:p>How old are you?</text:p>
          </table:table-cell>
          <table:covered-table-cell table:style-name="ce12" office:value-type="string">
            <text:p>How old are you?</text:p>
          </table:covered-table-cell>
          <table:covered-table-cell table:style-name="ce12" office:value-type="string">
            <text:p>How old are you?</text:p>
          </table:covered-table-cell>
          <table:table-cell table:number-columns-repeated="1021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3" office:value-type="string">
            <text:p>Answer Options</text:p>
          </table:covered-table-cell>
          <table:table-cell table:style-name="ce19" office:value-type="string">
            <text:p>Response Count</text:p>
          </table:table-cell>
          <table:table-cell table:number-columns-repeated="1021"/>
        </table:table-row>
        <table:table-row table:style-name="ro4">
          <table:table-cell table:style-name="ce4" table:number-columns-spanned="2" table:number-rows-spanned="1"/>
          <table:covered-table-cell table:style-name="ce14"/>
          <table:table-cell table:style-name="ce20" office:value-type="float" office:value="1530">
            <text:p>1530</text:p>
          </table:table-cell>
          <table:table-cell table:number-columns-repeated="1021"/>
        </table:table-row>
        <table:table-row table:style-name="ro5">
          <table:table-cell table:style-name="ce5" office:value-type="string" table:number-columns-spanned="2" table:number-rows-spanned="1">
            <text:p>answered question</text:p>
          </table:table-cell>
          <table:covered-table-cell table:style-name="ce15" office:value-type="float" office:value="1530">
            <text:p>1530</text:p>
          </table:covered-table-cell>
          <table:table-cell table:style-name="ce21" office:value-type="float" office:value="1530">
            <text:p>1530</text:p>
          </table:table-cell>
          <table:table-cell office:value-type="string">
            <text:p>Invalid Responses: 2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2" table:number-rows-spanned="1">
            <text:p>skipped question</text:p>
          </table:table-cell>
          <table:covered-table-cell table:style-name="ce16" office:value-type="float" office:value="561">
            <text:p>561</text:p>
          </table:covered-table-cell>
          <table:table-cell table:style-name="ce22" office:value-type="float" office:value="561">
            <text:p>561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8" office:value-type="string">
            <text:p>Number</text:p>
          </table:table-cell>
          <table:table-cell table:style-name="ce8" office:value-type="string">
            <text:p>Response Text</text:p>
          </table:table-cell>
          <table:table-cell/>
          <table:table-cell table:style-name="Default" table:number-columns-repeated="7"/>
          <table:table-cell table:number-columns-repeated="1013"/>
          <table:table-cell table:style-name="Default"/>
        </table:table-row>
        <table:table-row table:style-name="ro5">
          <table:table-cell table:style-name="ce9"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table:style-name="Default" table:number-columns-repeated="7"/>
          <table:table-cell table:number-columns-repeated="1014"/>
        </table:table-row>
        <table:table-row table:style-name="ro5">
          <table:table-cell table:style-name="ce9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5">
          <table:table-cell table:style-name="ce9"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5">
          <table:table-cell table:style-name="ce9"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5">
          <table:table-cell table:style-name="ce9"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5">
          <table:table-cell table:style-name="ce9"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5">
          <table:table-cell table:style-name="ce9"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5">
          <table:table-cell table:style-name="ce9"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5">
          <table:table-cell table:style-name="ce9"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5">
          <table:table-cell table:style-name="ce9"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5">
          <table:table-cell table:style-name="ce9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5">
          <table:table-cell table:style-name="ce9"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5">
          <table:table-cell table:style-name="ce9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5">
          <table:table-cell table:style-name="ce9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5">
          <table:table-cell table:style-name="ce9" office:value-type="float" office:value="15">
            <text:p>15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5">
          <table:table-cell table:style-name="ce9"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5">
          <table:table-cell table:style-name="ce9"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5">
          <table:table-cell table:style-name="ce9"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5">
          <table:table-cell table:style-name="ce9" office:value-type="float" office:value="19">
            <text:p>19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5">
          <table:table-cell table:style-name="ce9"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5">
          <table:table-cell table:style-name="ce9" office:value-type="float" office:value="21">
            <text:p>21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5">
          <table:table-cell table:style-name="ce9" office:value-type="float" office:value="22">
            <text:p>22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5">
          <table:table-cell table:style-name="ce9" office:value-type="float" office:value="23">
            <text:p>23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5">
          <table:table-cell table:style-name="ce9" office:value-type="float" office:value="24">
            <text:p>24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5">
          <table:table-cell table:style-name="ce9" office:value-type="float" office:value="25">
            <text:p>25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5">
          <table:table-cell table:style-name="ce9" office:value-type="float" office:value="26">
            <text:p>26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5">
          <table:table-cell table:style-name="ce9" office:value-type="float" office:value="27">
            <text:p>27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5">
          <table:table-cell table:style-name="ce9" office:value-type="float" office:value="28">
            <text:p>28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5">
          <table:table-cell table:style-name="ce9" office:value-type="float" office:value="29">
            <text:p>29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5">
          <table:table-cell table:style-name="ce9" office:value-type="float" office:value="30">
            <text:p>30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5">
          <table:table-cell table:style-name="ce9" office:value-type="float" office:value="31">
            <text:p>31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5">
          <table:table-cell table:style-name="ce9" office:value-type="float" office:value="32">
            <text:p>32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5">
          <table:table-cell table:style-name="ce9" office:value-type="float" office:value="33">
            <text:p>33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5">
          <table:table-cell table:style-name="ce9" office:value-type="float" office:value="34">
            <text:p>34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5">
          <table:table-cell table:style-name="ce9" office:value-type="float" office:value="35">
            <text:p>35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5">
          <table:table-cell table:style-name="ce9" office:value-type="float" office:value="36">
            <text:p>36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5">
          <table:table-cell table:style-name="ce9" office:value-type="float" office:value="37">
            <text:p>37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5">
          <table:table-cell table:style-name="ce9" office:value-type="float" office:value="38">
            <text:p>38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5">
          <table:table-cell table:style-name="ce9" office:value-type="float" office:value="39">
            <text:p>39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5">
          <table:table-cell table:style-name="ce9" office:value-type="float" office:value="40">
            <text:p>40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5">
          <table:table-cell table:style-name="ce9" office:value-type="float" office:value="41">
            <text:p>41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5">
          <table:table-cell table:style-name="ce9" office:value-type="float" office:value="42">
            <text:p>42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5">
          <table:table-cell table:style-name="ce9" office:value-type="float" office:value="43">
            <text:p>43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5">
          <table:table-cell table:style-name="ce9" office:value-type="float" office:value="44">
            <text:p>44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5">
          <table:table-cell table:style-name="ce9" office:value-type="float" office:value="45">
            <text:p>45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5">
          <table:table-cell table:style-name="ce9" office:value-type="float" office:value="46">
            <text:p>46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5">
          <table:table-cell table:style-name="ce9" office:value-type="float" office:value="47">
            <text:p>47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5">
          <table:table-cell table:style-name="ce9" office:value-type="float" office:value="48">
            <text:p>48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5">
          <table:table-cell table:style-name="ce9" office:value-type="float" office:value="49">
            <text:p>49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5">
          <table:table-cell table:style-name="ce9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5">
          <table:table-cell table:style-name="ce9" office:value-type="float" office:value="51">
            <text:p>51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5">
          <table:table-cell table:style-name="ce9" office:value-type="float" office:value="52">
            <text:p>52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5">
          <table:table-cell table:style-name="ce9" office:value-type="float" office:value="53">
            <text:p>53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5">
          <table:table-cell table:style-name="ce9" office:value-type="float" office:value="54">
            <text:p>54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5">
          <table:table-cell table:style-name="ce9" office:value-type="float" office:value="55">
            <text:p>55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5">
          <table:table-cell table:style-name="ce9" office:value-type="float" office:value="56">
            <text:p>56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5">
          <table:table-cell table:style-name="ce9" office:value-type="float" office:value="57">
            <text:p>57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5">
          <table:table-cell table:style-name="ce9" office:value-type="float" office:value="58">
            <text:p>58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5">
          <table:table-cell table:style-name="ce9" office:value-type="float" office:value="59">
            <text:p>59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5">
          <table:table-cell table:style-name="ce9" office:value-type="float" office:value="60">
            <text:p>60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5">
          <table:table-cell table:style-name="ce9" office:value-type="float" office:value="61">
            <text:p>61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5">
          <table:table-cell table:style-name="ce9" office:value-type="float" office:value="62">
            <text:p>62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5">
          <table:table-cell table:style-name="ce9" office:value-type="float" office:value="63">
            <text:p>63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5">
          <table:table-cell table:style-name="ce9" office:value-type="float" office:value="64">
            <text:p>64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5">
          <table:table-cell table:style-name="ce9" office:value-type="float" office:value="65">
            <text:p>65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5">
          <table:table-cell table:style-name="ce9" office:value-type="float" office:value="66">
            <text:p>66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5">
          <table:table-cell table:style-name="ce9" office:value-type="float" office:value="67">
            <text:p>67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5">
          <table:table-cell table:style-name="ce9" office:value-type="float" office:value="68">
            <text:p>68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5">
          <table:table-cell table:style-name="ce9" office:value-type="float" office:value="69">
            <text:p>69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5">
          <table:table-cell table:style-name="ce9" office:value-type="float" office:value="70">
            <text:p>70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5">
          <table:table-cell table:style-name="ce9" office:value-type="float" office:value="71">
            <text:p>71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5">
          <table:table-cell table:style-name="ce9" office:value-type="float" office:value="72">
            <text:p>72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5">
          <table:table-cell table:style-name="ce9" office:value-type="float" office:value="73">
            <text:p>73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5">
          <table:table-cell table:style-name="ce9" office:value-type="float" office:value="74">
            <text:p>74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5">
          <table:table-cell table:style-name="ce9" office:value-type="float" office:value="75">
            <text:p>75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5">
          <table:table-cell table:style-name="ce9" office:value-type="float" office:value="76">
            <text:p>76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5">
          <table:table-cell table:style-name="ce9" office:value-type="float" office:value="77">
            <text:p>77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5">
          <table:table-cell table:style-name="ce9" office:value-type="float" office:value="78">
            <text:p>78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5">
          <table:table-cell table:style-name="ce9" office:value-type="float" office:value="79">
            <text:p>79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5">
          <table:table-cell table:style-name="ce9" office:value-type="float" office:value="80">
            <text:p>80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5">
          <table:table-cell table:style-name="ce9" office:value-type="float" office:value="81">
            <text:p>81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5">
          <table:table-cell table:style-name="ce9" office:value-type="float" office:value="82">
            <text:p>82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5">
          <table:table-cell table:style-name="ce9" office:value-type="float" office:value="83">
            <text:p>83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5">
          <table:table-cell table:style-name="ce9" office:value-type="float" office:value="84">
            <text:p>84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5">
          <table:table-cell table:style-name="ce9" office:value-type="float" office:value="85">
            <text:p>85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5">
          <table:table-cell table:style-name="ce9" office:value-type="float" office:value="86">
            <text:p>86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87">
            <text:p>87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88">
            <text:p>88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89">
            <text:p>89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90">
            <text:p>90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92">
            <text:p>92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93">
            <text:p>93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94">
            <text:p>94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95">
            <text:p>95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96">
            <text:p>96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97">
            <text:p>97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98">
            <text:p>98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99">
            <text:p>99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101">
            <text:p>101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102">
            <text:p>102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103">
            <text:p>103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104">
            <text:p>104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105">
            <text:p>105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106">
            <text:p>106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107">
            <text:p>107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108">
            <text:p>108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109">
            <text:p>109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110">
            <text:p>110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111">
            <text:p>111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112">
            <text:p>112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113">
            <text:p>113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5">
          <table:table-cell table:style-name="ce9" office:value-type="float" office:value="114">
            <text:p>114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15">
            <text:p>115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16">
            <text:p>116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17">
            <text:p>117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18">
            <text:p>118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19">
            <text:p>119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20">
            <text:p>120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21">
            <text:p>121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22">
            <text:p>122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23">
            <text:p>123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24">
            <text:p>124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25">
            <text:p>125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26">
            <text:p>126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27">
            <text:p>127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28">
            <text:p>128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29">
            <text:p>129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30">
            <text:p>130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31">
            <text:p>131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32">
            <text:p>132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33">
            <text:p>133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34">
            <text:p>134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35">
            <text:p>135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36">
            <text:p>136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37">
            <text:p>137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38">
            <text:p>138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39">
            <text:p>139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40">
            <text:p>140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41">
            <text:p>141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42">
            <text:p>142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43">
            <text:p>143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44">
            <text:p>144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45">
            <text:p>145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46">
            <text:p>146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47">
            <text:p>147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48">
            <text:p>148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49">
            <text:p>149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50">
            <text:p>150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5">
          <table:table-cell table:style-name="ce9" office:value-type="float" office:value="151">
            <text:p>151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52">
            <text:p>152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53">
            <text:p>153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54">
            <text:p>154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55">
            <text:p>155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56">
            <text:p>156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57">
            <text:p>157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58">
            <text:p>158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59">
            <text:p>159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60">
            <text:p>160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61">
            <text:p>161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62">
            <text:p>162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63">
            <text:p>163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64">
            <text:p>164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65">
            <text:p>165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66">
            <text:p>166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67">
            <text:p>167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68">
            <text:p>168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69">
            <text:p>169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70">
            <text:p>170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71">
            <text:p>171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72">
            <text:p>172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73">
            <text:p>173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74">
            <text:p>174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75">
            <text:p>175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76">
            <text:p>176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77">
            <text:p>177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78">
            <text:p>178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79">
            <text:p>179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80">
            <text:p>180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81">
            <text:p>181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82">
            <text:p>182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83">
            <text:p>183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84">
            <text:p>184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85">
            <text:p>185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86">
            <text:p>186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87">
            <text:p>187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88">
            <text:p>188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89">
            <text:p>189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90">
            <text:p>190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91">
            <text:p>191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92">
            <text:p>192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93">
            <text:p>193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94">
            <text:p>194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95">
            <text:p>195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5">
          <table:table-cell table:style-name="ce9" office:value-type="float" office:value="196">
            <text:p>196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197">
            <text:p>197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198">
            <text:p>198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199">
            <text:p>199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00">
            <text:p>200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01">
            <text:p>201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02">
            <text:p>202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03">
            <text:p>203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04">
            <text:p>204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05">
            <text:p>205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06">
            <text:p>206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07">
            <text:p>207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08">
            <text:p>208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09">
            <text:p>209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10">
            <text:p>210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11">
            <text:p>211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12">
            <text:p>212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13">
            <text:p>213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14">
            <text:p>214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15">
            <text:p>215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16">
            <text:p>216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17">
            <text:p>217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18">
            <text:p>218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19">
            <text:p>219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20">
            <text:p>220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21">
            <text:p>221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22">
            <text:p>222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23">
            <text:p>223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24">
            <text:p>224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25">
            <text:p>225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26">
            <text:p>226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27">
            <text:p>227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28">
            <text:p>228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29">
            <text:p>229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30">
            <text:p>230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31">
            <text:p>231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32">
            <text:p>232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33">
            <text:p>233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34">
            <text:p>234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35">
            <text:p>235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36">
            <text:p>236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37">
            <text:p>237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38">
            <text:p>238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39">
            <text:p>239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40">
            <text:p>240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41">
            <text:p>241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42">
            <text:p>242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43">
            <text:p>243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44">
            <text:p>244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5">
          <table:table-cell table:style-name="ce9" office:value-type="float" office:value="245">
            <text:p>245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46">
            <text:p>246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47">
            <text:p>247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48">
            <text:p>248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49">
            <text:p>249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50">
            <text:p>250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51">
            <text:p>251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52">
            <text:p>252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53">
            <text:p>253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54">
            <text:p>254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55">
            <text:p>255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56">
            <text:p>256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57">
            <text:p>257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58">
            <text:p>258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59">
            <text:p>259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60">
            <text:p>260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61">
            <text:p>261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62">
            <text:p>262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63">
            <text:p>263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64">
            <text:p>264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65">
            <text:p>265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66">
            <text:p>266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67">
            <text:p>267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68">
            <text:p>268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69">
            <text:p>269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70">
            <text:p>270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71">
            <text:p>271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72">
            <text:p>272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73">
            <text:p>273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74">
            <text:p>274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75">
            <text:p>275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76">
            <text:p>276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77">
            <text:p>277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78">
            <text:p>278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79">
            <text:p>279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80">
            <text:p>280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81">
            <text:p>281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82">
            <text:p>282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83">
            <text:p>283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84">
            <text:p>284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85">
            <text:p>285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86">
            <text:p>286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87">
            <text:p>287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88">
            <text:p>288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89">
            <text:p>289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5">
          <table:table-cell table:style-name="ce9" office:value-type="float" office:value="290">
            <text:p>290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291">
            <text:p>291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292">
            <text:p>292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293">
            <text:p>293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294">
            <text:p>294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295">
            <text:p>295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296">
            <text:p>296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297">
            <text:p>297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298">
            <text:p>298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299">
            <text:p>299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00">
            <text:p>300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01">
            <text:p>301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02">
            <text:p>302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03">
            <text:p>303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04">
            <text:p>304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05">
            <text:p>305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06">
            <text:p>306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07">
            <text:p>307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08">
            <text:p>308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09">
            <text:p>309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10">
            <text:p>310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11">
            <text:p>311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12">
            <text:p>312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13">
            <text:p>313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14">
            <text:p>314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15">
            <text:p>315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16">
            <text:p>316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17">
            <text:p>317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18">
            <text:p>318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19">
            <text:p>319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20">
            <text:p>320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21">
            <text:p>321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22">
            <text:p>322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23">
            <text:p>323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24">
            <text:p>324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25">
            <text:p>325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26">
            <text:p>326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27">
            <text:p>327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28">
            <text:p>328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29">
            <text:p>329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30">
            <text:p>330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31">
            <text:p>331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32">
            <text:p>332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33">
            <text:p>333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34">
            <text:p>334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35">
            <text:p>335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36">
            <text:p>336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37">
            <text:p>337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38">
            <text:p>338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39">
            <text:p>339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40">
            <text:p>340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41">
            <text:p>341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42">
            <text:p>342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43">
            <text:p>343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44">
            <text:p>344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45">
            <text:p>345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46">
            <text:p>346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47">
            <text:p>347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48">
            <text:p>348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49">
            <text:p>349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50">
            <text:p>350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51">
            <text:p>351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52">
            <text:p>352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53">
            <text:p>353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54">
            <text:p>354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5">
          <table:table-cell table:style-name="ce9" office:value-type="float" office:value="355">
            <text:p>355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56">
            <text:p>356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57">
            <text:p>357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58">
            <text:p>358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59">
            <text:p>359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60">
            <text:p>360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61">
            <text:p>361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62">
            <text:p>362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63">
            <text:p>363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64">
            <text:p>364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65">
            <text:p>365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66">
            <text:p>366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10" office:value-type="float" office:value="367">
            <text:p>367</text:p>
          </table:table-cell>
          <table:table-cell table:style-name="ce17" office:value-type="float" office:value="26">
            <text:p>26</text:p>
          </table:table-cell>
          <table:table-cell table:style-name="ce17" table:number-columns-repeated="1022"/>
        </table:table-row>
        <table:table-row table:style-name="ro5">
          <table:table-cell table:style-name="ce9" office:value-type="float" office:value="368">
            <text:p>368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69">
            <text:p>369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70">
            <text:p>370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71">
            <text:p>371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72">
            <text:p>372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73">
            <text:p>373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74">
            <text:p>374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75">
            <text:p>375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76">
            <text:p>376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77">
            <text:p>377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78">
            <text:p>378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79">
            <text:p>379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80">
            <text:p>380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81">
            <text:p>381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82">
            <text:p>382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83">
            <text:p>383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84">
            <text:p>384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85">
            <text:p>385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86">
            <text:p>386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87">
            <text:p>387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88">
            <text:p>388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89">
            <text:p>389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90">
            <text:p>390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91">
            <text:p>391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92">
            <text:p>392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93">
            <text:p>393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94">
            <text:p>394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95">
            <text:p>395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96">
            <text:p>396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97">
            <text:p>397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98">
            <text:p>398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399">
            <text:p>399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400">
            <text:p>400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401">
            <text:p>401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402">
            <text:p>402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403">
            <text:p>403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404">
            <text:p>404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405">
            <text:p>405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406">
            <text:p>406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407">
            <text:p>407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408">
            <text:p>408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409">
            <text:p>409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410">
            <text:p>410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411">
            <text:p>411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412">
            <text:p>412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5">
          <table:table-cell table:style-name="ce9" office:value-type="float" office:value="413">
            <text:p>413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14">
            <text:p>414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15">
            <text:p>415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16">
            <text:p>416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17">
            <text:p>417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18">
            <text:p>418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19">
            <text:p>419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20">
            <text:p>420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21">
            <text:p>421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22">
            <text:p>422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23">
            <text:p>423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24">
            <text:p>424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25">
            <text:p>425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26">
            <text:p>426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27">
            <text:p>427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28">
            <text:p>428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29">
            <text:p>429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30">
            <text:p>430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31">
            <text:p>431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32">
            <text:p>432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33">
            <text:p>433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34">
            <text:p>434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35">
            <text:p>435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36">
            <text:p>436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37">
            <text:p>437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38">
            <text:p>438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39">
            <text:p>439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40">
            <text:p>440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41">
            <text:p>441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42">
            <text:p>442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43">
            <text:p>443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44">
            <text:p>444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45">
            <text:p>445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46">
            <text:p>446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47">
            <text:p>447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48">
            <text:p>448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49">
            <text:p>449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50">
            <text:p>450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51">
            <text:p>451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52">
            <text:p>452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53">
            <text:p>453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54">
            <text:p>454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55">
            <text:p>455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56">
            <text:p>456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57">
            <text:p>457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float" office:value="458">
            <text:p>458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59">
            <text:p>459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60">
            <text:p>460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61">
            <text:p>461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62">
            <text:p>462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63">
            <text:p>463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64">
            <text:p>464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65">
            <text:p>465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66">
            <text:p>466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67">
            <text:p>467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68">
            <text:p>468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69">
            <text:p>469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70">
            <text:p>470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71">
            <text:p>471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72">
            <text:p>472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73">
            <text:p>473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74">
            <text:p>474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75">
            <text:p>475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76">
            <text:p>476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77">
            <text:p>477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78">
            <text:p>478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79">
            <text:p>479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80">
            <text:p>480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81">
            <text:p>481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82">
            <text:p>482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83">
            <text:p>483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84">
            <text:p>484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85">
            <text:p>485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86">
            <text:p>486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87">
            <text:p>487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88">
            <text:p>488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89">
            <text:p>489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90">
            <text:p>490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91">
            <text:p>491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92">
            <text:p>492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93">
            <text:p>493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94">
            <text:p>494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95">
            <text:p>495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96">
            <text:p>496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97">
            <text:p>497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98">
            <text:p>498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499">
            <text:p>499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500">
            <text:p>500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501">
            <text:p>501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502">
            <text:p>502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503">
            <text:p>503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504">
            <text:p>504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505">
            <text:p>505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506">
            <text:p>506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507">
            <text:p>507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508">
            <text:p>508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509">
            <text:p>509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510">
            <text:p>510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511">
            <text:p>511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512">
            <text:p>512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513">
            <text:p>513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514">
            <text:p>514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515">
            <text:p>515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516">
            <text:p>516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517">
            <text:p>517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518">
            <text:p>518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519">
            <text:p>519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5">
          <table:table-cell table:style-name="ce9" office:value-type="float" office:value="520">
            <text:p>520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21">
            <text:p>521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22">
            <text:p>522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23">
            <text:p>523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24">
            <text:p>524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25">
            <text:p>525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26">
            <text:p>526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27">
            <text:p>527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28">
            <text:p>528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29">
            <text:p>529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30">
            <text:p>530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31">
            <text:p>531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32">
            <text:p>532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33">
            <text:p>533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34">
            <text:p>534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35">
            <text:p>535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36">
            <text:p>536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37">
            <text:p>537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38">
            <text:p>538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39">
            <text:p>539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40">
            <text:p>540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41">
            <text:p>541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42">
            <text:p>542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43">
            <text:p>543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44">
            <text:p>544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45">
            <text:p>545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46">
            <text:p>546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47">
            <text:p>547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48">
            <text:p>548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49">
            <text:p>549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50">
            <text:p>550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51">
            <text:p>551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52">
            <text:p>552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53">
            <text:p>553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54">
            <text:p>554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55">
            <text:p>555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56">
            <text:p>556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57">
            <text:p>557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58">
            <text:p>558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59">
            <text:p>559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60">
            <text:p>560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61">
            <text:p>561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62">
            <text:p>562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63">
            <text:p>563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64">
            <text:p>564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65">
            <text:p>565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66">
            <text:p>566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67">
            <text:p>567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68">
            <text:p>568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69">
            <text:p>569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70">
            <text:p>570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71">
            <text:p>571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72">
            <text:p>572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73">
            <text:p>573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74">
            <text:p>574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75">
            <text:p>575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76">
            <text:p>576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77">
            <text:p>577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78">
            <text:p>578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79">
            <text:p>579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80">
            <text:p>580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81">
            <text:p>581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5">
          <table:table-cell table:style-name="ce9" office:value-type="float" office:value="582">
            <text:p>582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583">
            <text:p>583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584">
            <text:p>584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585">
            <text:p>585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586">
            <text:p>586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587">
            <text:p>587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588">
            <text:p>588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589">
            <text:p>589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590">
            <text:p>590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591">
            <text:p>591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592">
            <text:p>592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593">
            <text:p>593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594">
            <text:p>594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595">
            <text:p>595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596">
            <text:p>596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597">
            <text:p>597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598">
            <text:p>598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599">
            <text:p>599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00">
            <text:p>600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01">
            <text:p>601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02">
            <text:p>602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03">
            <text:p>603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04">
            <text:p>604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05">
            <text:p>605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06">
            <text:p>606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07">
            <text:p>607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08">
            <text:p>608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09">
            <text:p>609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10">
            <text:p>610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11">
            <text:p>611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12">
            <text:p>612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13">
            <text:p>613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14">
            <text:p>614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15">
            <text:p>615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16">
            <text:p>616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17">
            <text:p>617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18">
            <text:p>618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19">
            <text:p>619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20">
            <text:p>620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21">
            <text:p>621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22">
            <text:p>622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23">
            <text:p>623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24">
            <text:p>624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25">
            <text:p>625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26">
            <text:p>626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27">
            <text:p>627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28">
            <text:p>628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29">
            <text:p>629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30">
            <text:p>630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31">
            <text:p>631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32">
            <text:p>632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33">
            <text:p>633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34">
            <text:p>634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35">
            <text:p>635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36">
            <text:p>636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37">
            <text:p>637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38">
            <text:p>638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39">
            <text:p>639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40">
            <text:p>640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41">
            <text:p>641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42">
            <text:p>642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43">
            <text:p>643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44">
            <text:p>644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5">
          <table:table-cell table:style-name="ce9" office:value-type="float" office:value="645">
            <text:p>645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46">
            <text:p>646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47">
            <text:p>647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48">
            <text:p>648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49">
            <text:p>649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50">
            <text:p>650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51">
            <text:p>651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52">
            <text:p>652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53">
            <text:p>653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54">
            <text:p>654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55">
            <text:p>655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56">
            <text:p>656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57">
            <text:p>657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58">
            <text:p>658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59">
            <text:p>659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60">
            <text:p>660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61">
            <text:p>661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62">
            <text:p>662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63">
            <text:p>663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64">
            <text:p>664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65">
            <text:p>665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66">
            <text:p>666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67">
            <text:p>667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68">
            <text:p>668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69">
            <text:p>669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70">
            <text:p>670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71">
            <text:p>671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72">
            <text:p>672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73">
            <text:p>673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74">
            <text:p>674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75">
            <text:p>675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76">
            <text:p>676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77">
            <text:p>677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78">
            <text:p>678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79">
            <text:p>679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80">
            <text:p>680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81">
            <text:p>681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82">
            <text:p>682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83">
            <text:p>683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5">
          <table:table-cell table:style-name="ce9" office:value-type="float" office:value="684">
            <text:p>684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685">
            <text:p>685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10" office:value-type="float" office:value="686">
            <text:p>686</text:p>
          </table:table-cell>
          <table:table-cell table:style-name="ce17" office:value-type="float" office:value="32">
            <text:p>32</text:p>
          </table:table-cell>
          <table:table-cell table:style-name="ce17" table:number-columns-repeated="1022"/>
        </table:table-row>
        <table:table-row table:style-name="ro5">
          <table:table-cell table:style-name="ce9" office:value-type="float" office:value="687">
            <text:p>687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688">
            <text:p>688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689">
            <text:p>689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690">
            <text:p>690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691">
            <text:p>691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692">
            <text:p>692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693">
            <text:p>693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694">
            <text:p>694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695">
            <text:p>695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696">
            <text:p>696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697">
            <text:p>697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698">
            <text:p>698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699">
            <text:p>699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00">
            <text:p>700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01">
            <text:p>701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02">
            <text:p>702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03">
            <text:p>703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04">
            <text:p>704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05">
            <text:p>705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06">
            <text:p>706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07">
            <text:p>707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08">
            <text:p>708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09">
            <text:p>709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10">
            <text:p>710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11">
            <text:p>711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12">
            <text:p>712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13">
            <text:p>713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14">
            <text:p>714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15">
            <text:p>715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16">
            <text:p>716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17">
            <text:p>717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18">
            <text:p>718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19">
            <text:p>719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20">
            <text:p>720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21">
            <text:p>721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22">
            <text:p>722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23">
            <text:p>723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24">
            <text:p>724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25">
            <text:p>725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26">
            <text:p>726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27">
            <text:p>727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28">
            <text:p>728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29">
            <text:p>729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30">
            <text:p>730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31">
            <text:p>731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32">
            <text:p>732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33">
            <text:p>733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34">
            <text:p>734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35">
            <text:p>735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36">
            <text:p>736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37">
            <text:p>737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38">
            <text:p>738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39">
            <text:p>739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40">
            <text:p>740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41">
            <text:p>741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42">
            <text:p>742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43">
            <text:p>743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44">
            <text:p>744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45">
            <text:p>745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5">
          <table:table-cell table:style-name="ce9" office:value-type="float" office:value="746">
            <text:p>746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47">
            <text:p>747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48">
            <text:p>748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49">
            <text:p>749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50">
            <text:p>750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51">
            <text:p>751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52">
            <text:p>752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53">
            <text:p>753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54">
            <text:p>754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55">
            <text:p>755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56">
            <text:p>756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57">
            <text:p>757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58">
            <text:p>758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59">
            <text:p>759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60">
            <text:p>760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61">
            <text:p>761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62">
            <text:p>762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63">
            <text:p>763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64">
            <text:p>764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65">
            <text:p>765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66">
            <text:p>766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67">
            <text:p>767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68">
            <text:p>768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69">
            <text:p>769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70">
            <text:p>770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71">
            <text:p>771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72">
            <text:p>772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73">
            <text:p>773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74">
            <text:p>774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75">
            <text:p>775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76">
            <text:p>776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77">
            <text:p>777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78">
            <text:p>778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79">
            <text:p>779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80">
            <text:p>780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81">
            <text:p>781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82">
            <text:p>782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83">
            <text:p>783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84">
            <text:p>784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85">
            <text:p>785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86">
            <text:p>786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87">
            <text:p>787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5">
          <table:table-cell table:style-name="ce9" office:value-type="float" office:value="788">
            <text:p>788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789">
            <text:p>789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790">
            <text:p>790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791">
            <text:p>791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792">
            <text:p>792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793">
            <text:p>793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794">
            <text:p>794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795">
            <text:p>795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796">
            <text:p>796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797">
            <text:p>797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798">
            <text:p>798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799">
            <text:p>799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00">
            <text:p>800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01">
            <text:p>801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02">
            <text:p>802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03">
            <text:p>803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04">
            <text:p>804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05">
            <text:p>805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06">
            <text:p>806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07">
            <text:p>807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08">
            <text:p>808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09">
            <text:p>809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10">
            <text:p>810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11">
            <text:p>811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12">
            <text:p>812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13">
            <text:p>813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14">
            <text:p>814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15">
            <text:p>815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16">
            <text:p>816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17">
            <text:p>817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18">
            <text:p>818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19">
            <text:p>819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20">
            <text:p>820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21">
            <text:p>821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22">
            <text:p>822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23">
            <text:p>823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24">
            <text:p>824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25">
            <text:p>825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26">
            <text:p>826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27">
            <text:p>827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28">
            <text:p>828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29">
            <text:p>829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30">
            <text:p>830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31">
            <text:p>831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32">
            <text:p>832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33">
            <text:p>833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34">
            <text:p>834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35">
            <text:p>835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36">
            <text:p>836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37">
            <text:p>837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38">
            <text:p>838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39">
            <text:p>839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40">
            <text:p>840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41">
            <text:p>841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42">
            <text:p>842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43">
            <text:p>843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5">
          <table:table-cell table:style-name="ce9" office:value-type="float" office:value="844">
            <text:p>844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45">
            <text:p>845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46">
            <text:p>846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47">
            <text:p>847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48">
            <text:p>848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49">
            <text:p>849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50">
            <text:p>850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51">
            <text:p>851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52">
            <text:p>852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53">
            <text:p>853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54">
            <text:p>854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55">
            <text:p>855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56">
            <text:p>856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57">
            <text:p>857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58">
            <text:p>858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59">
            <text:p>859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60">
            <text:p>860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61">
            <text:p>861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62">
            <text:p>862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63">
            <text:p>863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64">
            <text:p>864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65">
            <text:p>865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66">
            <text:p>866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67">
            <text:p>867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68">
            <text:p>868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69">
            <text:p>869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70">
            <text:p>870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71">
            <text:p>871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72">
            <text:p>872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73">
            <text:p>873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74">
            <text:p>874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75">
            <text:p>875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76">
            <text:p>876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77">
            <text:p>877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78">
            <text:p>878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79">
            <text:p>879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80">
            <text:p>880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81">
            <text:p>881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82">
            <text:p>882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83">
            <text:p>883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84">
            <text:p>884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85">
            <text:p>885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86">
            <text:p>886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87">
            <text:p>887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88">
            <text:p>888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89">
            <text:p>889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90">
            <text:p>890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91">
            <text:p>891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92">
            <text:p>892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93">
            <text:p>893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94">
            <text:p>894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95">
            <text:p>895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9" office:value-type="float" office:value="896">
            <text:p>896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897">
            <text:p>897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898">
            <text:p>898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899">
            <text:p>899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00">
            <text:p>900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01">
            <text:p>901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02">
            <text:p>902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03">
            <text:p>903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04">
            <text:p>904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05">
            <text:p>905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06">
            <text:p>906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07">
            <text:p>907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08">
            <text:p>908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09">
            <text:p>909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10">
            <text:p>910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11">
            <text:p>911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12">
            <text:p>912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13">
            <text:p>913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14">
            <text:p>914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15">
            <text:p>915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16">
            <text:p>916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17">
            <text:p>917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18">
            <text:p>918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19">
            <text:p>919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20">
            <text:p>920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21">
            <text:p>921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22">
            <text:p>922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23">
            <text:p>923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24">
            <text:p>924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25">
            <text:p>925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26">
            <text:p>926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27">
            <text:p>927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28">
            <text:p>928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29">
            <text:p>929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30">
            <text:p>930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31">
            <text:p>931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32">
            <text:p>932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33">
            <text:p>933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34">
            <text:p>934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35">
            <text:p>935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36">
            <text:p>936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37">
            <text:p>937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38">
            <text:p>938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39">
            <text:p>939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40">
            <text:p>940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41">
            <text:p>941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42">
            <text:p>942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43">
            <text:p>943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44">
            <text:p>944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45">
            <text:p>945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46">
            <text:p>946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47">
            <text:p>947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48">
            <text:p>948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49">
            <text:p>949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5">
          <table:table-cell table:style-name="ce9" office:value-type="float" office:value="950">
            <text:p>950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51">
            <text:p>951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52">
            <text:p>952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53">
            <text:p>953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54">
            <text:p>954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55">
            <text:p>955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56">
            <text:p>956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57">
            <text:p>957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58">
            <text:p>958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59">
            <text:p>959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60">
            <text:p>960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61">
            <text:p>961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62">
            <text:p>962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63">
            <text:p>963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64">
            <text:p>964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65">
            <text:p>965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66">
            <text:p>966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67">
            <text:p>967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68">
            <text:p>968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69">
            <text:p>969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70">
            <text:p>970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71">
            <text:p>971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72">
            <text:p>972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73">
            <text:p>973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74">
            <text:p>974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75">
            <text:p>975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76">
            <text:p>976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77">
            <text:p>977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78">
            <text:p>978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79">
            <text:p>979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80">
            <text:p>980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81">
            <text:p>981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82">
            <text:p>982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83">
            <text:p>983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84">
            <text:p>984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85">
            <text:p>985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86">
            <text:p>986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87">
            <text:p>987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88">
            <text:p>988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89">
            <text:p>989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90">
            <text:p>990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91">
            <text:p>991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92">
            <text:p>992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93">
            <text:p>993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94">
            <text:p>994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5">
          <table:table-cell table:style-name="ce9" office:value-type="float" office:value="995">
            <text:p>995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996">
            <text:p>996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997">
            <text:p>997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998">
            <text:p>998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999">
            <text:p>999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00">
            <text:p>1000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01">
            <text:p>1001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02">
            <text:p>1002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03">
            <text:p>1003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04">
            <text:p>1004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05">
            <text:p>1005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06">
            <text:p>1006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07">
            <text:p>1007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08">
            <text:p>1008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09">
            <text:p>1009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10">
            <text:p>1010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11">
            <text:p>1011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12">
            <text:p>1012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13">
            <text:p>1013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14">
            <text:p>1014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15">
            <text:p>1015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16">
            <text:p>1016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17">
            <text:p>1017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18">
            <text:p>1018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19">
            <text:p>1019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20">
            <text:p>1020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21">
            <text:p>1021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22">
            <text:p>1022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23">
            <text:p>1023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24">
            <text:p>1024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25">
            <text:p>1025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26">
            <text:p>1026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27">
            <text:p>1027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28">
            <text:p>1028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29">
            <text:p>1029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30">
            <text:p>1030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31">
            <text:p>1031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32">
            <text:p>1032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33">
            <text:p>1033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34">
            <text:p>1034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35">
            <text:p>1035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36">
            <text:p>1036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37">
            <text:p>1037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38">
            <text:p>1038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39">
            <text:p>1039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5">
          <table:table-cell table:style-name="ce9" office:value-type="float" office:value="1040">
            <text:p>1040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41">
            <text:p>1041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42">
            <text:p>1042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43">
            <text:p>1043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44">
            <text:p>1044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45">
            <text:p>1045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46">
            <text:p>1046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47">
            <text:p>1047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48">
            <text:p>1048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49">
            <text:p>1049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50">
            <text:p>1050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51">
            <text:p>1051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52">
            <text:p>1052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53">
            <text:p>1053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54">
            <text:p>1054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55">
            <text:p>1055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56">
            <text:p>1056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57">
            <text:p>1057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58">
            <text:p>1058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59">
            <text:p>1059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60">
            <text:p>1060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61">
            <text:p>1061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62">
            <text:p>1062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63">
            <text:p>1063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64">
            <text:p>1064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65">
            <text:p>1065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66">
            <text:p>1066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67">
            <text:p>1067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68">
            <text:p>1068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69">
            <text:p>1069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70">
            <text:p>1070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5">
          <table:table-cell table:style-name="ce9" office:value-type="float" office:value="1071">
            <text:p>1071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72">
            <text:p>1072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73">
            <text:p>1073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74">
            <text:p>1074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75">
            <text:p>1075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76">
            <text:p>1076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77">
            <text:p>1077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78">
            <text:p>1078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79">
            <text:p>1079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80">
            <text:p>1080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81">
            <text:p>1081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82">
            <text:p>1082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83">
            <text:p>1083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84">
            <text:p>1084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85">
            <text:p>1085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86">
            <text:p>1086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87">
            <text:p>1087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88">
            <text:p>1088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89">
            <text:p>1089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90">
            <text:p>1090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91">
            <text:p>1091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92">
            <text:p>1092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93">
            <text:p>1093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94">
            <text:p>1094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95">
            <text:p>1095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96">
            <text:p>1096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97">
            <text:p>1097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98">
            <text:p>1098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099">
            <text:p>1099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100">
            <text:p>1100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101">
            <text:p>1101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102">
            <text:p>1102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103">
            <text:p>1103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104">
            <text:p>1104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105">
            <text:p>1105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106">
            <text:p>1106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107">
            <text:p>1107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108">
            <text:p>1108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109">
            <text:p>1109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110">
            <text:p>1110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111">
            <text:p>1111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112">
            <text:p>1112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113">
            <text:p>1113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5">
          <table:table-cell table:style-name="ce9" office:value-type="float" office:value="1114">
            <text:p>1114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15">
            <text:p>1115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16">
            <text:p>1116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17">
            <text:p>1117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18">
            <text:p>1118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19">
            <text:p>1119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20">
            <text:p>1120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21">
            <text:p>1121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22">
            <text:p>1122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23">
            <text:p>1123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24">
            <text:p>1124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25">
            <text:p>1125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26">
            <text:p>1126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27">
            <text:p>1127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28">
            <text:p>1128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29">
            <text:p>1129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30">
            <text:p>1130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31">
            <text:p>1131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32">
            <text:p>1132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33">
            <text:p>1133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34">
            <text:p>1134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35">
            <text:p>1135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36">
            <text:p>1136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37">
            <text:p>1137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38">
            <text:p>1138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39">
            <text:p>1139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40">
            <text:p>1140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41">
            <text:p>1141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42">
            <text:p>1142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43">
            <text:p>1143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5">
          <table:table-cell table:style-name="ce9" office:value-type="float" office:value="1144">
            <text:p>1144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45">
            <text:p>1145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46">
            <text:p>1146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47">
            <text:p>1147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48">
            <text:p>1148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49">
            <text:p>1149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50">
            <text:p>1150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51">
            <text:p>1151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52">
            <text:p>1152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53">
            <text:p>1153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54">
            <text:p>1154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55">
            <text:p>1155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56">
            <text:p>1156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57">
            <text:p>1157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58">
            <text:p>1158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59">
            <text:p>1159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60">
            <text:p>1160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61">
            <text:p>1161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62">
            <text:p>1162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63">
            <text:p>1163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64">
            <text:p>1164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65">
            <text:p>1165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66">
            <text:p>1166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67">
            <text:p>1167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68">
            <text:p>1168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69">
            <text:p>1169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70">
            <text:p>1170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71">
            <text:p>1171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72">
            <text:p>1172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73">
            <text:p>1173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74">
            <text:p>1174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75">
            <text:p>1175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76">
            <text:p>1176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77">
            <text:p>1177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78">
            <text:p>1178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79">
            <text:p>1179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5">
          <table:table-cell table:style-name="ce9" office:value-type="float" office:value="1180">
            <text:p>1180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181">
            <text:p>1181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182">
            <text:p>1182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183">
            <text:p>1183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184">
            <text:p>1184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185">
            <text:p>1185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186">
            <text:p>1186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187">
            <text:p>1187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188">
            <text:p>1188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189">
            <text:p>1189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190">
            <text:p>1190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191">
            <text:p>1191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192">
            <text:p>1192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193">
            <text:p>1193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194">
            <text:p>1194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195">
            <text:p>1195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196">
            <text:p>1196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197">
            <text:p>1197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198">
            <text:p>1198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199">
            <text:p>1199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200">
            <text:p>1200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201">
            <text:p>1201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202">
            <text:p>1202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203">
            <text:p>1203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204">
            <text:p>1204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205">
            <text:p>1205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206">
            <text:p>1206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207">
            <text:p>1207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208">
            <text:p>1208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209">
            <text:p>1209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210">
            <text:p>1210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211">
            <text:p>1211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5">
          <table:table-cell table:style-name="ce9" office:value-type="float" office:value="1212">
            <text:p>1212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13">
            <text:p>1213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14">
            <text:p>1214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15">
            <text:p>1215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16">
            <text:p>1216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17">
            <text:p>1217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18">
            <text:p>1218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19">
            <text:p>1219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20">
            <text:p>1220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21">
            <text:p>1221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22">
            <text:p>1222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23">
            <text:p>1223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24">
            <text:p>1224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25">
            <text:p>1225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26">
            <text:p>1226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27">
            <text:p>1227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28">
            <text:p>1228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29">
            <text:p>1229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30">
            <text:p>1230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31">
            <text:p>1231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32">
            <text:p>1232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33">
            <text:p>1233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34">
            <text:p>1234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35">
            <text:p>1235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36">
            <text:p>1236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37">
            <text:p>1237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5">
          <table:table-cell table:style-name="ce9" office:value-type="float" office:value="1238">
            <text:p>1238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39">
            <text:p>1239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40">
            <text:p>1240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41">
            <text:p>1241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42">
            <text:p>1242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43">
            <text:p>1243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44">
            <text:p>1244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45">
            <text:p>1245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46">
            <text:p>1246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47">
            <text:p>1247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48">
            <text:p>1248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49">
            <text:p>1249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50">
            <text:p>1250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51">
            <text:p>1251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52">
            <text:p>1252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53">
            <text:p>1253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54">
            <text:p>1254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55">
            <text:p>1255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56">
            <text:p>1256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57">
            <text:p>1257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58">
            <text:p>1258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59">
            <text:p>1259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60">
            <text:p>1260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61">
            <text:p>1261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62">
            <text:p>1262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63">
            <text:p>1263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64">
            <text:p>1264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65">
            <text:p>1265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66">
            <text:p>1266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67">
            <text:p>1267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68">
            <text:p>1268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69">
            <text:p>1269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70">
            <text:p>1270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71">
            <text:p>1271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72">
            <text:p>1272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73">
            <text:p>1273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74">
            <text:p>1274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5">
          <table:table-cell table:style-name="ce9" office:value-type="float" office:value="1275">
            <text:p>1275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5">
          <table:table-cell table:style-name="ce9" office:value-type="float" office:value="1276">
            <text:p>1276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5">
          <table:table-cell table:style-name="ce9" office:value-type="float" office:value="1277">
            <text:p>1277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5">
          <table:table-cell table:style-name="ce9" office:value-type="float" office:value="1278">
            <text:p>1278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5">
          <table:table-cell table:style-name="ce9" office:value-type="float" office:value="1279">
            <text:p>1279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5">
          <table:table-cell table:style-name="ce9" office:value-type="float" office:value="1280">
            <text:p>1280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5">
          <table:table-cell table:style-name="ce9" office:value-type="float" office:value="1281">
            <text:p>1281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5">
          <table:table-cell table:style-name="ce9" office:value-type="float" office:value="1282">
            <text:p>1282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5">
          <table:table-cell table:style-name="ce9" office:value-type="float" office:value="1283">
            <text:p>1283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5">
          <table:table-cell table:style-name="ce9" office:value-type="float" office:value="1284">
            <text:p>1284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5">
          <table:table-cell table:style-name="ce9" office:value-type="float" office:value="1285">
            <text:p>1285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5">
          <table:table-cell table:style-name="ce9" office:value-type="float" office:value="1286">
            <text:p>1286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5">
          <table:table-cell table:style-name="ce9" office:value-type="float" office:value="1287">
            <text:p>1287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5">
          <table:table-cell table:style-name="ce9" office:value-type="float" office:value="1288">
            <text:p>1288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5">
          <table:table-cell table:style-name="ce9" office:value-type="float" office:value="1289">
            <text:p>1289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5">
          <table:table-cell table:style-name="ce9" office:value-type="float" office:value="1290">
            <text:p>1290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5">
          <table:table-cell table:style-name="ce9" office:value-type="float" office:value="1291">
            <text:p>1291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5">
          <table:table-cell table:style-name="ce9" office:value-type="float" office:value="1292">
            <text:p>1292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5">
          <table:table-cell table:style-name="ce9" office:value-type="float" office:value="1293">
            <text:p>1293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5">
          <table:table-cell table:style-name="ce9" office:value-type="float" office:value="1294">
            <text:p>1294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5">
          <table:table-cell table:style-name="ce9" office:value-type="float" office:value="1295">
            <text:p>1295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5">
          <table:table-cell table:style-name="ce9" office:value-type="float" office:value="1296">
            <text:p>1296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5">
          <table:table-cell table:style-name="ce9" office:value-type="float" office:value="1297">
            <text:p>1297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5">
          <table:table-cell table:style-name="ce9" office:value-type="float" office:value="1298">
            <text:p>1298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5">
          <table:table-cell table:style-name="ce9" office:value-type="float" office:value="1299">
            <text:p>1299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5">
          <table:table-cell table:style-name="ce9" office:value-type="float" office:value="1300">
            <text:p>1300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5">
          <table:table-cell table:style-name="ce9" office:value-type="float" office:value="1301">
            <text:p>1301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5">
          <table:table-cell table:style-name="ce9" office:value-type="float" office:value="1302">
            <text:p>1302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5">
          <table:table-cell table:style-name="ce9" office:value-type="float" office:value="1303">
            <text:p>1303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5">
          <table:table-cell table:style-name="ce9" office:value-type="float" office:value="1304">
            <text:p>1304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5">
          <table:table-cell table:style-name="ce9" office:value-type="float" office:value="1305">
            <text:p>1305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5">
          <table:table-cell table:style-name="ce9" office:value-type="float" office:value="1306">
            <text:p>1306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5">
          <table:table-cell table:style-name="ce9" office:value-type="float" office:value="1307">
            <text:p>1307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5">
          <table:table-cell table:style-name="ce9" office:value-type="float" office:value="1308">
            <text:p>1308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5">
          <table:table-cell table:style-name="ce9" office:value-type="float" office:value="1309">
            <text:p>1309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5">
          <table:table-cell table:style-name="ce9" office:value-type="float" office:value="1310">
            <text:p>1310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5">
          <table:table-cell table:style-name="ce9" office:value-type="float" office:value="1311">
            <text:p>1311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5">
          <table:table-cell table:style-name="ce9" office:value-type="float" office:value="1312">
            <text:p>1312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5">
          <table:table-cell table:style-name="ce9" office:value-type="float" office:value="1313">
            <text:p>1313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5">
          <table:table-cell table:style-name="ce9" office:value-type="float" office:value="1314">
            <text:p>1314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5">
          <table:table-cell table:style-name="ce9" office:value-type="float" office:value="1315">
            <text:p>1315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5">
          <table:table-cell table:style-name="ce9" office:value-type="float" office:value="1316">
            <text:p>1316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5">
          <table:table-cell table:style-name="ce9" office:value-type="float" office:value="1317">
            <text:p>1317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5">
          <table:table-cell table:style-name="ce9" office:value-type="float" office:value="1318">
            <text:p>1318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5">
          <table:table-cell table:style-name="ce9" office:value-type="float" office:value="1319">
            <text:p>1319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5">
          <table:table-cell table:style-name="ce9" office:value-type="float" office:value="1320">
            <text:p>1320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5">
          <table:table-cell table:style-name="ce9" office:value-type="float" office:value="1321">
            <text:p>1321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5">
          <table:table-cell table:style-name="ce9" office:value-type="float" office:value="1322">
            <text:p>1322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5">
          <table:table-cell table:style-name="ce9" office:value-type="float" office:value="1323">
            <text:p>1323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5">
          <table:table-cell table:style-name="ce9" office:value-type="float" office:value="1324">
            <text:p>1324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5">
          <table:table-cell table:style-name="ce9" office:value-type="float" office:value="1325">
            <text:p>1325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5">
          <table:table-cell table:style-name="ce9" office:value-type="float" office:value="1326">
            <text:p>1326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5">
          <table:table-cell table:style-name="ce9" office:value-type="float" office:value="1327">
            <text:p>1327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5">
          <table:table-cell table:style-name="ce9" office:value-type="float" office:value="1328">
            <text:p>1328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5">
          <table:table-cell table:style-name="ce9" office:value-type="float" office:value="1329">
            <text:p>1329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5">
          <table:table-cell table:style-name="ce9" office:value-type="float" office:value="1330">
            <text:p>1330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5">
          <table:table-cell table:style-name="ce9" office:value-type="float" office:value="1331">
            <text:p>1331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5">
          <table:table-cell table:style-name="ce9" office:value-type="float" office:value="1332">
            <text:p>1332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5">
          <table:table-cell table:style-name="ce9" office:value-type="float" office:value="1333">
            <text:p>1333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5">
          <table:table-cell table:style-name="ce9" office:value-type="float" office:value="1334">
            <text:p>1334</text:p>
          </table:table-cell>
          <table:table-cell office:value-type="float" office:value="49">
            <text:p>49</text:p>
          </table:table-cell>
          <table:table-cell table:number-columns-repeated="1022"/>
        </table:table-row>
        <table:table-row table:style-name="ro5">
          <table:table-cell table:style-name="ce9" office:value-type="float" office:value="1335">
            <text:p>1335</text:p>
          </table:table-cell>
          <table:table-cell office:value-type="float" office:value="49">
            <text:p>49</text:p>
          </table:table-cell>
          <table:table-cell table:number-columns-repeated="1022"/>
        </table:table-row>
        <table:table-row table:style-name="ro5">
          <table:table-cell table:style-name="ce9" office:value-type="float" office:value="1336">
            <text:p>1336</text:p>
          </table:table-cell>
          <table:table-cell office:value-type="float" office:value="49">
            <text:p>49</text:p>
          </table:table-cell>
          <table:table-cell table:number-columns-repeated="1022"/>
        </table:table-row>
        <table:table-row table:style-name="ro5">
          <table:table-cell table:style-name="ce9" office:value-type="float" office:value="1337">
            <text:p>1337</text:p>
          </table:table-cell>
          <table:table-cell office:value-type="float" office:value="49">
            <text:p>49</text:p>
          </table:table-cell>
          <table:table-cell table:number-columns-repeated="1022"/>
        </table:table-row>
        <table:table-row table:style-name="ro5">
          <table:table-cell table:style-name="ce9" office:value-type="float" office:value="1338">
            <text:p>1338</text:p>
          </table:table-cell>
          <table:table-cell office:value-type="float" office:value="49">
            <text:p>49</text:p>
          </table:table-cell>
          <table:table-cell table:number-columns-repeated="1022"/>
        </table:table-row>
        <table:table-row table:style-name="ro5">
          <table:table-cell table:style-name="ce9" office:value-type="float" office:value="1339">
            <text:p>1339</text:p>
          </table:table-cell>
          <table:table-cell office:value-type="float" office:value="49">
            <text:p>49</text:p>
          </table:table-cell>
          <table:table-cell table:number-columns-repeated="1022"/>
        </table:table-row>
        <table:table-row table:style-name="ro5">
          <table:table-cell table:style-name="ce9" office:value-type="float" office:value="1340">
            <text:p>1340</text:p>
          </table:table-cell>
          <table:table-cell office:value-type="float" office:value="49">
            <text:p>49</text:p>
          </table:table-cell>
          <table:table-cell table:number-columns-repeated="1022"/>
        </table:table-row>
        <table:table-row table:style-name="ro5">
          <table:table-cell table:style-name="ce9" office:value-type="float" office:value="1341">
            <text:p>1341</text:p>
          </table:table-cell>
          <table:table-cell office:value-type="float" office:value="49">
            <text:p>49</text:p>
          </table:table-cell>
          <table:table-cell table:number-columns-repeated="1022"/>
        </table:table-row>
        <table:table-row table:style-name="ro5">
          <table:table-cell table:style-name="ce9" office:value-type="float" office:value="1342">
            <text:p>1342</text:p>
          </table:table-cell>
          <table:table-cell office:value-type="float" office:value="49">
            <text:p>49</text:p>
          </table:table-cell>
          <table:table-cell table:number-columns-repeated="1022"/>
        </table:table-row>
        <table:table-row table:style-name="ro5">
          <table:table-cell table:style-name="ce9" office:value-type="float" office:value="1343">
            <text:p>1343</text:p>
          </table:table-cell>
          <table:table-cell office:value-type="float" office:value="49">
            <text:p>49</text:p>
          </table:table-cell>
          <table:table-cell table:number-columns-repeated="1022"/>
        </table:table-row>
        <table:table-row table:style-name="ro5">
          <table:table-cell table:style-name="ce9" office:value-type="float" office:value="1344">
            <text:p>1344</text:p>
          </table:table-cell>
          <table:table-cell office:value-type="float" office:value="49">
            <text:p>49</text:p>
          </table:table-cell>
          <table:table-cell table:number-columns-repeated="1022"/>
        </table:table-row>
        <table:table-row table:style-name="ro5">
          <table:table-cell table:style-name="ce9" office:value-type="float" office:value="1345">
            <text:p>1345</text:p>
          </table:table-cell>
          <table:table-cell office:value-type="float" office:value="49">
            <text:p>49</text:p>
          </table:table-cell>
          <table:table-cell table:number-columns-repeated="1022"/>
        </table:table-row>
        <table:table-row table:style-name="ro5">
          <table:table-cell table:style-name="ce9" office:value-type="float" office:value="1346">
            <text:p>1346</text:p>
          </table:table-cell>
          <table:table-cell office:value-type="float" office:value="49">
            <text:p>49</text:p>
          </table:table-cell>
          <table:table-cell table:number-columns-repeated="1022"/>
        </table:table-row>
        <table:table-row table:style-name="ro5">
          <table:table-cell table:style-name="ce9" office:value-type="float" office:value="1347">
            <text:p>1347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48">
            <text:p>1348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49">
            <text:p>1349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50">
            <text:p>1350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51">
            <text:p>1351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52">
            <text:p>1352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53">
            <text:p>1353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54">
            <text:p>1354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55">
            <text:p>1355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56">
            <text:p>1356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57">
            <text:p>1357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58">
            <text:p>1358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59">
            <text:p>1359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60">
            <text:p>1360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61">
            <text:p>1361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62">
            <text:p>1362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63">
            <text:p>1363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64">
            <text:p>1364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65">
            <text:p>1365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66">
            <text:p>1366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67">
            <text:p>1367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68">
            <text:p>1368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69">
            <text:p>1369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70">
            <text:p>1370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71">
            <text:p>1371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72">
            <text:p>1372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5">
          <table:table-cell table:style-name="ce9" office:value-type="float" office:value="1373">
            <text:p>1373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5">
          <table:table-cell table:style-name="ce9" office:value-type="float" office:value="1374">
            <text:p>1374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5">
          <table:table-cell table:style-name="ce9" office:value-type="float" office:value="1375">
            <text:p>1375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5">
          <table:table-cell table:style-name="ce9" office:value-type="float" office:value="1376">
            <text:p>1376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5">
          <table:table-cell table:style-name="ce9" office:value-type="float" office:value="1377">
            <text:p>1377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5">
          <table:table-cell table:style-name="ce9" office:value-type="float" office:value="1378">
            <text:p>1378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5">
          <table:table-cell table:style-name="ce9" office:value-type="float" office:value="1379">
            <text:p>1379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5">
          <table:table-cell table:style-name="ce9" office:value-type="float" office:value="1380">
            <text:p>1380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5">
          <table:table-cell table:style-name="ce9" office:value-type="float" office:value="1381">
            <text:p>1381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5">
          <table:table-cell table:style-name="ce9" office:value-type="float" office:value="1382">
            <text:p>1382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5">
          <table:table-cell table:style-name="ce9" office:value-type="float" office:value="1383">
            <text:p>1383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5">
          <table:table-cell table:style-name="ce9" office:value-type="float" office:value="1384">
            <text:p>1384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5">
          <table:table-cell table:style-name="ce9" office:value-type="float" office:value="1385">
            <text:p>1385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5">
          <table:table-cell table:style-name="ce9" office:value-type="float" office:value="1386">
            <text:p>1386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5">
          <table:table-cell table:style-name="ce9" office:value-type="float" office:value="1387">
            <text:p>1387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5">
          <table:table-cell table:style-name="ce9" office:value-type="float" office:value="1388">
            <text:p>1388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5">
          <table:table-cell table:style-name="ce9" office:value-type="float" office:value="1389">
            <text:p>1389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5">
          <table:table-cell table:style-name="ce9" office:value-type="float" office:value="1390">
            <text:p>1390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5">
          <table:table-cell table:style-name="ce9" office:value-type="float" office:value="1391">
            <text:p>1391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5">
          <table:table-cell table:style-name="ce9" office:value-type="float" office:value="1392">
            <text:p>1392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5">
          <table:table-cell table:style-name="ce9" office:value-type="float" office:value="1393">
            <text:p>1393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5">
          <table:table-cell table:style-name="ce9" office:value-type="float" office:value="1394">
            <text:p>1394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5">
          <table:table-cell table:style-name="ce9" office:value-type="float" office:value="1395">
            <text:p>1395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5">
          <table:table-cell table:style-name="ce9" office:value-type="float" office:value="1396">
            <text:p>1396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5">
          <table:table-cell table:style-name="ce9" office:value-type="float" office:value="1397">
            <text:p>1397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5">
          <table:table-cell table:style-name="ce9" office:value-type="float" office:value="1398">
            <text:p>1398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5">
          <table:table-cell table:style-name="ce9" office:value-type="float" office:value="1399">
            <text:p>1399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5">
          <table:table-cell table:style-name="ce9" office:value-type="float" office:value="1400">
            <text:p>1400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5">
          <table:table-cell table:style-name="ce9" office:value-type="float" office:value="1401">
            <text:p>1401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5">
          <table:table-cell table:style-name="ce9" office:value-type="float" office:value="1402">
            <text:p>1402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5">
          <table:table-cell table:style-name="ce9" office:value-type="float" office:value="1403">
            <text:p>1403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5">
          <table:table-cell table:style-name="ce9" office:value-type="float" office:value="1404">
            <text:p>1404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5">
          <table:table-cell table:style-name="ce9" office:value-type="float" office:value="1405">
            <text:p>1405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5">
          <table:table-cell table:style-name="ce9" office:value-type="float" office:value="1406">
            <text:p>1406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5">
          <table:table-cell table:style-name="ce9" office:value-type="float" office:value="1407">
            <text:p>1407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5">
          <table:table-cell table:style-name="ce9" office:value-type="float" office:value="1408">
            <text:p>1408</text:p>
          </table:table-cell>
          <table:table-cell office:value-type="float" office:value="54">
            <text:p>54</text:p>
          </table:table-cell>
          <table:table-cell table:number-columns-repeated="1022"/>
        </table:table-row>
        <table:table-row table:style-name="ro5">
          <table:table-cell table:style-name="ce9" office:value-type="float" office:value="1409">
            <text:p>1409</text:p>
          </table:table-cell>
          <table:table-cell office:value-type="float" office:value="54">
            <text:p>54</text:p>
          </table:table-cell>
          <table:table-cell table:number-columns-repeated="1022"/>
        </table:table-row>
        <table:table-row table:style-name="ro5">
          <table:table-cell table:style-name="ce9" office:value-type="float" office:value="1410">
            <text:p>1410</text:p>
          </table:table-cell>
          <table:table-cell office:value-type="float" office:value="54">
            <text:p>54</text:p>
          </table:table-cell>
          <table:table-cell table:number-columns-repeated="1022"/>
        </table:table-row>
        <table:table-row table:style-name="ro5">
          <table:table-cell table:style-name="ce9" office:value-type="float" office:value="1411">
            <text:p>1411</text:p>
          </table:table-cell>
          <table:table-cell office:value-type="float" office:value="54">
            <text:p>54</text:p>
          </table:table-cell>
          <table:table-cell table:number-columns-repeated="1022"/>
        </table:table-row>
        <table:table-row table:style-name="ro5">
          <table:table-cell table:style-name="ce9" office:value-type="float" office:value="1412">
            <text:p>1412</text:p>
          </table:table-cell>
          <table:table-cell office:value-type="float" office:value="54">
            <text:p>54</text:p>
          </table:table-cell>
          <table:table-cell table:number-columns-repeated="1022"/>
        </table:table-row>
        <table:table-row table:style-name="ro5">
          <table:table-cell table:style-name="ce9" office:value-type="float" office:value="1413">
            <text:p>1413</text:p>
          </table:table-cell>
          <table:table-cell office:value-type="float" office:value="54">
            <text:p>54</text:p>
          </table:table-cell>
          <table:table-cell table:number-columns-repeated="1022"/>
        </table:table-row>
        <table:table-row table:style-name="ro5">
          <table:table-cell table:style-name="ce9" office:value-type="float" office:value="1414">
            <text:p>1414</text:p>
          </table:table-cell>
          <table:table-cell office:value-type="float" office:value="54">
            <text:p>54</text:p>
          </table:table-cell>
          <table:table-cell table:number-columns-repeated="1022"/>
        </table:table-row>
        <table:table-row table:style-name="ro5">
          <table:table-cell table:style-name="ce9" office:value-type="float" office:value="1415">
            <text:p>1415</text:p>
          </table:table-cell>
          <table:table-cell office:value-type="float" office:value="54">
            <text:p>54</text:p>
          </table:table-cell>
          <table:table-cell table:number-columns-repeated="1022"/>
        </table:table-row>
        <table:table-row table:style-name="ro5">
          <table:table-cell table:style-name="ce9" office:value-type="float" office:value="1416">
            <text:p>1416</text:p>
          </table:table-cell>
          <table:table-cell office:value-type="float" office:value="54">
            <text:p>54</text:p>
          </table:table-cell>
          <table:table-cell table:number-columns-repeated="1022"/>
        </table:table-row>
        <table:table-row table:style-name="ro5">
          <table:table-cell table:style-name="ce9" office:value-type="float" office:value="1417">
            <text:p>1417</text:p>
          </table:table-cell>
          <table:table-cell office:value-type="float" office:value="54">
            <text:p>54</text:p>
          </table:table-cell>
          <table:table-cell table:number-columns-repeated="1022"/>
        </table:table-row>
        <table:table-row table:style-name="ro5">
          <table:table-cell table:style-name="ce9" office:value-type="float" office:value="1418">
            <text:p>1418</text:p>
          </table:table-cell>
          <table:table-cell office:value-type="float" office:value="54">
            <text:p>54</text:p>
          </table:table-cell>
          <table:table-cell table:number-columns-repeated="1022"/>
        </table:table-row>
        <table:table-row table:style-name="ro5">
          <table:table-cell table:style-name="ce9" office:value-type="float" office:value="1419">
            <text:p>1419</text:p>
          </table:table-cell>
          <table:table-cell office:value-type="float" office:value="54">
            <text:p>54</text:p>
          </table:table-cell>
          <table:table-cell table:number-columns-repeated="1022"/>
        </table:table-row>
        <table:table-row table:style-name="ro5">
          <table:table-cell table:style-name="ce9" office:value-type="float" office:value="1420">
            <text:p>1420</text:p>
          </table:table-cell>
          <table:table-cell office:value-type="float" office:value="54">
            <text:p>54</text:p>
          </table:table-cell>
          <table:table-cell table:number-columns-repeated="1022"/>
        </table:table-row>
        <table:table-row table:style-name="ro5">
          <table:table-cell table:style-name="ce9" office:value-type="float" office:value="1421">
            <text:p>1421</text:p>
          </table:table-cell>
          <table:table-cell office:value-type="float" office:value="54">
            <text:p>54</text:p>
          </table:table-cell>
          <table:table-cell table:number-columns-repeated="1022"/>
        </table:table-row>
        <table:table-row table:style-name="ro5">
          <table:table-cell table:style-name="ce9" office:value-type="float" office:value="1422">
            <text:p>1422</text:p>
          </table:table-cell>
          <table:table-cell office:value-type="float" office:value="54">
            <text:p>54</text:p>
          </table:table-cell>
          <table:table-cell table:number-columns-repeated="1022"/>
        </table:table-row>
        <table:table-row table:style-name="ro5">
          <table:table-cell table:style-name="ce9" office:value-type="float" office:value="1423">
            <text:p>1423</text:p>
          </table:table-cell>
          <table:table-cell office:value-type="float" office:value="54">
            <text:p>54</text:p>
          </table:table-cell>
          <table:table-cell table:number-columns-repeated="1022"/>
        </table:table-row>
        <table:table-row table:style-name="ro5">
          <table:table-cell table:style-name="ce9" office:value-type="float" office:value="1424">
            <text:p>1424</text:p>
          </table:table-cell>
          <table:table-cell office:value-type="float" office:value="54">
            <text:p>54</text:p>
          </table:table-cell>
          <table:table-cell table:number-columns-repeated="1022"/>
        </table:table-row>
        <table:table-row table:style-name="ro5">
          <table:table-cell table:style-name="ce9" office:value-type="float" office:value="1425">
            <text:p>1425</text:p>
          </table:table-cell>
          <table:table-cell office:value-type="float" office:value="54">
            <text:p>54</text:p>
          </table:table-cell>
          <table:table-cell table:number-columns-repeated="1022"/>
        </table:table-row>
        <table:table-row table:style-name="ro5">
          <table:table-cell table:style-name="ce9" office:value-type="float" office:value="1426">
            <text:p>1426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5">
          <table:table-cell table:style-name="ce9" office:value-type="float" office:value="1427">
            <text:p>1427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5">
          <table:table-cell table:style-name="ce9" office:value-type="float" office:value="1428">
            <text:p>1428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5">
          <table:table-cell table:style-name="ce9" office:value-type="float" office:value="1429">
            <text:p>1429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5">
          <table:table-cell table:style-name="ce9" office:value-type="float" office:value="1430">
            <text:p>1430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5">
          <table:table-cell table:style-name="ce9" office:value-type="float" office:value="1431">
            <text:p>1431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5">
          <table:table-cell table:style-name="ce9" office:value-type="float" office:value="1432">
            <text:p>1432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5">
          <table:table-cell table:style-name="ce9" office:value-type="float" office:value="1433">
            <text:p>1433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5">
          <table:table-cell table:style-name="ce9" office:value-type="float" office:value="1434">
            <text:p>1434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5">
          <table:table-cell table:style-name="ce9" office:value-type="float" office:value="1435">
            <text:p>1435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5">
          <table:table-cell table:style-name="ce9" office:value-type="float" office:value="1436">
            <text:p>1436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5">
          <table:table-cell table:style-name="ce9" office:value-type="float" office:value="1437">
            <text:p>1437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5">
          <table:table-cell table:style-name="ce9" office:value-type="float" office:value="1438">
            <text:p>1438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5">
          <table:table-cell table:style-name="ce9" office:value-type="float" office:value="1439">
            <text:p>1439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5">
          <table:table-cell table:style-name="ce9" office:value-type="float" office:value="1440">
            <text:p>1440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5">
          <table:table-cell table:style-name="ce9" office:value-type="float" office:value="1441">
            <text:p>1441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5">
          <table:table-cell table:style-name="ce9" office:value-type="float" office:value="1442">
            <text:p>1442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5">
          <table:table-cell table:style-name="ce9" office:value-type="float" office:value="1443">
            <text:p>1443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5">
          <table:table-cell table:style-name="ce9" office:value-type="float" office:value="1444">
            <text:p>1444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5">
          <table:table-cell table:style-name="ce9" office:value-type="float" office:value="1445">
            <text:p>1445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5">
          <table:table-cell table:style-name="ce9" office:value-type="float" office:value="1446">
            <text:p>1446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5">
          <table:table-cell table:style-name="ce9" office:value-type="float" office:value="1447">
            <text:p>1447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5">
          <table:table-cell table:style-name="ce9" office:value-type="float" office:value="1448">
            <text:p>1448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5">
          <table:table-cell table:style-name="ce9" office:value-type="float" office:value="1449">
            <text:p>1449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5">
          <table:table-cell table:style-name="ce9" office:value-type="float" office:value="1450">
            <text:p>1450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5">
          <table:table-cell table:style-name="ce9" office:value-type="float" office:value="1451">
            <text:p>1451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5">
          <table:table-cell table:style-name="ce9" office:value-type="float" office:value="1452">
            <text:p>1452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5">
          <table:table-cell table:style-name="ce9" office:value-type="float" office:value="1453">
            <text:p>1453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5">
          <table:table-cell table:style-name="ce9" office:value-type="float" office:value="1454">
            <text:p>1454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5">
          <table:table-cell table:style-name="ce9" office:value-type="float" office:value="1455">
            <text:p>1455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5">
          <table:table-cell table:style-name="ce9" office:value-type="float" office:value="1456">
            <text:p>1456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5">
          <table:table-cell table:style-name="ce9" office:value-type="float" office:value="1457">
            <text:p>1457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5">
          <table:table-cell table:style-name="ce9" office:value-type="float" office:value="1458">
            <text:p>1458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5">
          <table:table-cell table:style-name="ce9" office:value-type="float" office:value="1459">
            <text:p>1459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5">
          <table:table-cell table:style-name="ce9" office:value-type="float" office:value="1460">
            <text:p>1460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5">
          <table:table-cell table:style-name="ce9" office:value-type="float" office:value="1461">
            <text:p>1461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5">
          <table:table-cell table:style-name="ce9" office:value-type="float" office:value="1462">
            <text:p>1462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5">
          <table:table-cell table:style-name="ce9" office:value-type="float" office:value="1463">
            <text:p>1463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5">
          <table:table-cell table:style-name="ce9" office:value-type="float" office:value="1464">
            <text:p>1464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5">
          <table:table-cell table:style-name="ce9" office:value-type="float" office:value="1465">
            <text:p>1465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5">
          <table:table-cell table:style-name="ce9" office:value-type="float" office:value="1466">
            <text:p>1466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5">
          <table:table-cell table:style-name="ce9" office:value-type="float" office:value="1467">
            <text:p>1467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5">
          <table:table-cell table:style-name="ce9" office:value-type="float" office:value="1468">
            <text:p>1468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5">
          <table:table-cell table:style-name="ce9" office:value-type="float" office:value="1469">
            <text:p>1469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5">
          <table:table-cell table:style-name="ce9" office:value-type="float" office:value="1470">
            <text:p>1470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5">
          <table:table-cell table:style-name="ce9" office:value-type="float" office:value="1471">
            <text:p>1471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5">
          <table:table-cell table:style-name="ce9" office:value-type="float" office:value="1472">
            <text:p>1472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5">
          <table:table-cell table:style-name="ce9" office:value-type="float" office:value="1473">
            <text:p>1473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5">
          <table:table-cell table:style-name="ce9" office:value-type="float" office:value="1474">
            <text:p>1474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5">
          <table:table-cell table:style-name="ce9" office:value-type="float" office:value="1475">
            <text:p>1475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5">
          <table:table-cell table:style-name="ce9" office:value-type="float" office:value="1476">
            <text:p>1476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5">
          <table:table-cell table:style-name="ce9" office:value-type="float" office:value="1477">
            <text:p>1477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5">
          <table:table-cell table:style-name="ce9" office:value-type="float" office:value="1478">
            <text:p>1478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5">
          <table:table-cell table:style-name="ce9" office:value-type="float" office:value="1479">
            <text:p>1479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5">
          <table:table-cell table:style-name="ce9" office:value-type="float" office:value="1480">
            <text:p>1480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5">
          <table:table-cell table:style-name="ce9" office:value-type="float" office:value="1481">
            <text:p>1481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5">
          <table:table-cell table:style-name="ce9" office:value-type="float" office:value="1482">
            <text:p>1482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5">
          <table:table-cell table:style-name="ce9" office:value-type="float" office:value="1483">
            <text:p>1483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5">
          <table:table-cell table:style-name="ce9" office:value-type="float" office:value="1484">
            <text:p>1484</text:p>
          </table:table-cell>
          <table:table-cell office:value-type="float" office:value="61">
            <text:p>61</text:p>
          </table:table-cell>
          <table:table-cell table:number-columns-repeated="1022"/>
        </table:table-row>
        <table:table-row table:style-name="ro5">
          <table:table-cell table:style-name="ce9" office:value-type="float" office:value="1485">
            <text:p>1485</text:p>
          </table:table-cell>
          <table:table-cell office:value-type="float" office:value="61">
            <text:p>61</text:p>
          </table:table-cell>
          <table:table-cell table:number-columns-repeated="1022"/>
        </table:table-row>
        <table:table-row table:style-name="ro5">
          <table:table-cell table:style-name="ce9" office:value-type="float" office:value="1486">
            <text:p>1486</text:p>
          </table:table-cell>
          <table:table-cell office:value-type="float" office:value="61">
            <text:p>61</text:p>
          </table:table-cell>
          <table:table-cell table:number-columns-repeated="1022"/>
        </table:table-row>
        <table:table-row table:style-name="ro5">
          <table:table-cell table:style-name="ce9" office:value-type="float" office:value="1487">
            <text:p>1487</text:p>
          </table:table-cell>
          <table:table-cell office:value-type="float" office:value="61">
            <text:p>61</text:p>
          </table:table-cell>
          <table:table-cell table:number-columns-repeated="1022"/>
        </table:table-row>
        <table:table-row table:style-name="ro5">
          <table:table-cell table:style-name="ce9" office:value-type="float" office:value="1488">
            <text:p>1488</text:p>
          </table:table-cell>
          <table:table-cell office:value-type="float" office:value="62">
            <text:p>62</text:p>
          </table:table-cell>
          <table:table-cell table:number-columns-repeated="1022"/>
        </table:table-row>
        <table:table-row table:style-name="ro5">
          <table:table-cell table:style-name="ce9" office:value-type="float" office:value="1489">
            <text:p>1489</text:p>
          </table:table-cell>
          <table:table-cell office:value-type="float" office:value="62">
            <text:p>62</text:p>
          </table:table-cell>
          <table:table-cell table:number-columns-repeated="1022"/>
        </table:table-row>
        <table:table-row table:style-name="ro5">
          <table:table-cell table:style-name="ce9" office:value-type="float" office:value="1490">
            <text:p>1490</text:p>
          </table:table-cell>
          <table:table-cell office:value-type="float" office:value="62">
            <text:p>62</text:p>
          </table:table-cell>
          <table:table-cell table:number-columns-repeated="1022"/>
        </table:table-row>
        <table:table-row table:style-name="ro5">
          <table:table-cell table:style-name="ce9" office:value-type="float" office:value="1491">
            <text:p>1491</text:p>
          </table:table-cell>
          <table:table-cell office:value-type="float" office:value="62">
            <text:p>62</text:p>
          </table:table-cell>
          <table:table-cell table:number-columns-repeated="1022"/>
        </table:table-row>
        <table:table-row table:style-name="ro5">
          <table:table-cell table:style-name="ce9" office:value-type="float" office:value="1492">
            <text:p>1492</text:p>
          </table:table-cell>
          <table:table-cell office:value-type="float" office:value="62">
            <text:p>62</text:p>
          </table:table-cell>
          <table:table-cell table:number-columns-repeated="1022"/>
        </table:table-row>
        <table:table-row table:style-name="ro5">
          <table:table-cell table:style-name="ce9" office:value-type="float" office:value="1493">
            <text:p>1493</text:p>
          </table:table-cell>
          <table:table-cell office:value-type="float" office:value="62">
            <text:p>62</text:p>
          </table:table-cell>
          <table:table-cell table:number-columns-repeated="1022"/>
        </table:table-row>
        <table:table-row table:style-name="ro5">
          <table:table-cell table:style-name="ce9" office:value-type="float" office:value="1494">
            <text:p>1494</text:p>
          </table:table-cell>
          <table:table-cell office:value-type="float" office:value="63">
            <text:p>63</text:p>
          </table:table-cell>
          <table:table-cell table:number-columns-repeated="1022"/>
        </table:table-row>
        <table:table-row table:style-name="ro5">
          <table:table-cell table:style-name="ce9" office:value-type="float" office:value="1495">
            <text:p>1495</text:p>
          </table:table-cell>
          <table:table-cell office:value-type="float" office:value="63">
            <text:p>63</text:p>
          </table:table-cell>
          <table:table-cell table:number-columns-repeated="1022"/>
        </table:table-row>
        <table:table-row table:style-name="ro5">
          <table:table-cell table:style-name="ce9" office:value-type="float" office:value="1496">
            <text:p>1496</text:p>
          </table:table-cell>
          <table:table-cell office:value-type="float" office:value="63">
            <text:p>63</text:p>
          </table:table-cell>
          <table:table-cell table:number-columns-repeated="1022"/>
        </table:table-row>
        <table:table-row table:style-name="ro5">
          <table:table-cell table:style-name="ce9" office:value-type="float" office:value="1497">
            <text:p>1497</text:p>
          </table:table-cell>
          <table:table-cell office:value-type="float" office:value="63">
            <text:p>63</text:p>
          </table:table-cell>
          <table:table-cell table:number-columns-repeated="1022"/>
        </table:table-row>
        <table:table-row table:style-name="ro5">
          <table:table-cell table:style-name="ce9" office:value-type="float" office:value="1498">
            <text:p>1498</text:p>
          </table:table-cell>
          <table:table-cell office:value-type="float" office:value="63">
            <text:p>63</text:p>
          </table:table-cell>
          <table:table-cell table:number-columns-repeated="1022"/>
        </table:table-row>
        <table:table-row table:style-name="ro5">
          <table:table-cell table:style-name="ce9" office:value-type="float" office:value="1499">
            <text:p>1499</text:p>
          </table:table-cell>
          <table:table-cell office:value-type="float" office:value="63">
            <text:p>63</text:p>
          </table:table-cell>
          <table:table-cell table:number-columns-repeated="1022"/>
        </table:table-row>
        <table:table-row table:style-name="ro5">
          <table:table-cell table:style-name="ce9" office:value-type="float" office:value="1500">
            <text:p>1500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5">
          <table:table-cell table:style-name="ce9" office:value-type="float" office:value="1501">
            <text:p>1501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5">
          <table:table-cell table:style-name="ce9" office:value-type="float" office:value="1502">
            <text:p>1502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5">
          <table:table-cell table:style-name="ce9" office:value-type="float" office:value="1503">
            <text:p>1503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5">
          <table:table-cell table:style-name="ce9" office:value-type="float" office:value="1504">
            <text:p>1504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5">
          <table:table-cell table:style-name="ce9" office:value-type="float" office:value="1505">
            <text:p>1505</text:p>
          </table:table-cell>
          <table:table-cell office:value-type="float" office:value="65">
            <text:p>65</text:p>
          </table:table-cell>
          <table:table-cell table:number-columns-repeated="1022"/>
        </table:table-row>
        <table:table-row table:style-name="ro5">
          <table:table-cell table:style-name="ce9" office:value-type="float" office:value="1506">
            <text:p>1506</text:p>
          </table:table-cell>
          <table:table-cell office:value-type="float" office:value="65">
            <text:p>65</text:p>
          </table:table-cell>
          <table:table-cell table:number-columns-repeated="1022"/>
        </table:table-row>
        <table:table-row table:style-name="ro5">
          <table:table-cell table:style-name="ce9" office:value-type="float" office:value="1507">
            <text:p>1507</text:p>
          </table:table-cell>
          <table:table-cell office:value-type="float" office:value="65">
            <text:p>65</text:p>
          </table:table-cell>
          <table:table-cell table:number-columns-repeated="1022"/>
        </table:table-row>
        <table:table-row table:style-name="ro5">
          <table:table-cell table:style-name="ce9" office:value-type="float" office:value="1508">
            <text:p>1508</text:p>
          </table:table-cell>
          <table:table-cell office:value-type="float" office:value="66">
            <text:p>66</text:p>
          </table:table-cell>
          <table:table-cell table:number-columns-repeated="1022"/>
        </table:table-row>
        <table:table-row table:style-name="ro5">
          <table:table-cell table:style-name="ce9" office:value-type="float" office:value="1509">
            <text:p>1509</text:p>
          </table:table-cell>
          <table:table-cell office:value-type="float" office:value="66">
            <text:p>66</text:p>
          </table:table-cell>
          <table:table-cell table:number-columns-repeated="1022"/>
        </table:table-row>
        <table:table-row table:style-name="ro5">
          <table:table-cell table:style-name="ce9" office:value-type="float" office:value="1510">
            <text:p>1510</text:p>
          </table:table-cell>
          <table:table-cell office:value-type="float" office:value="66">
            <text:p>66</text:p>
          </table:table-cell>
          <table:table-cell table:number-columns-repeated="1022"/>
        </table:table-row>
        <table:table-row table:style-name="ro5">
          <table:table-cell table:style-name="ce9" office:value-type="float" office:value="1511">
            <text:p>1511</text:p>
          </table:table-cell>
          <table:table-cell office:value-type="float" office:value="66">
            <text:p>66</text:p>
          </table:table-cell>
          <table:table-cell table:number-columns-repeated="1022"/>
        </table:table-row>
        <table:table-row table:style-name="ro5">
          <table:table-cell table:style-name="ce9" office:value-type="float" office:value="1512">
            <text:p>1512</text:p>
          </table:table-cell>
          <table:table-cell office:value-type="float" office:value="67">
            <text:p>67</text:p>
          </table:table-cell>
          <table:table-cell table:number-columns-repeated="1022"/>
        </table:table-row>
        <table:table-row table:style-name="ro5">
          <table:table-cell table:style-name="ce9" office:value-type="float" office:value="1513">
            <text:p>1513</text:p>
          </table:table-cell>
          <table:table-cell office:value-type="float" office:value="67">
            <text:p>67</text:p>
          </table:table-cell>
          <table:table-cell table:number-columns-repeated="1022"/>
        </table:table-row>
        <table:table-row table:style-name="ro5">
          <table:table-cell table:style-name="ce9" office:value-type="float" office:value="1514">
            <text:p>1514</text:p>
          </table:table-cell>
          <table:table-cell office:value-type="float" office:value="68">
            <text:p>68</text:p>
          </table:table-cell>
          <table:table-cell table:number-columns-repeated="1022"/>
        </table:table-row>
        <table:table-row table:style-name="ro5">
          <table:table-cell table:style-name="ce9" office:value-type="float" office:value="1515">
            <text:p>1515</text:p>
          </table:table-cell>
          <table:table-cell office:value-type="float" office:value="68">
            <text:p>68</text:p>
          </table:table-cell>
          <table:table-cell table:number-columns-repeated="1022"/>
        </table:table-row>
        <table:table-row table:style-name="ro5">
          <table:table-cell table:style-name="ce9" office:value-type="float" office:value="1516">
            <text:p>1516</text:p>
          </table:table-cell>
          <table:table-cell office:value-type="float" office:value="68">
            <text:p>68</text:p>
          </table:table-cell>
          <table:table-cell table:number-columns-repeated="1022"/>
        </table:table-row>
        <table:table-row table:style-name="ro5">
          <table:table-cell table:style-name="ce9" office:value-type="float" office:value="1517">
            <text:p>1517</text:p>
          </table:table-cell>
          <table:table-cell office:value-type="float" office:value="69">
            <text:p>69</text:p>
          </table:table-cell>
          <table:table-cell table:number-columns-repeated="1022"/>
        </table:table-row>
        <table:table-row table:style-name="ro5">
          <table:table-cell table:style-name="ce9" office:value-type="float" office:value="1518">
            <text:p>1518</text:p>
          </table:table-cell>
          <table:table-cell office:value-type="float" office:value="69">
            <text:p>69</text:p>
          </table:table-cell>
          <table:table-cell table:number-columns-repeated="1022"/>
        </table:table-row>
        <table:table-row table:style-name="ro5">
          <table:table-cell table:style-name="ce9" office:value-type="float" office:value="1519">
            <text:p>1519</text:p>
          </table:table-cell>
          <table:table-cell office:value-type="float" office:value="70">
            <text:p>70</text:p>
          </table:table-cell>
          <table:table-cell table:number-columns-repeated="1022"/>
        </table:table-row>
        <table:table-row table:style-name="ro5">
          <table:table-cell table:style-name="ce9" office:value-type="float" office:value="1520">
            <text:p>1520</text:p>
          </table:table-cell>
          <table:table-cell office:value-type="float" office:value="72">
            <text:p>72</text:p>
          </table:table-cell>
          <table:table-cell table:number-columns-repeated="1022"/>
        </table:table-row>
        <table:table-row table:style-name="ro5">
          <table:table-cell table:style-name="ce9" office:value-type="float" office:value="1521">
            <text:p>1521</text:p>
          </table:table-cell>
          <table:table-cell office:value-type="float" office:value="73">
            <text:p>73</text:p>
          </table:table-cell>
          <table:table-cell table:number-columns-repeated="1022"/>
        </table:table-row>
        <table:table-row table:style-name="ro5">
          <table:table-cell table:style-name="ce9" office:value-type="float" office:value="1522">
            <text:p>1522</text:p>
          </table:table-cell>
          <table:table-cell office:value-type="float" office:value="76">
            <text:p>76</text:p>
          </table:table-cell>
          <table:table-cell table:number-columns-repeated="1022"/>
        </table:table-row>
        <table:table-row table:style-name="ro5">
          <table:table-cell table:style-name="ce9" office:value-type="float" office:value="1523">
            <text:p>1523</text:p>
          </table:table-cell>
          <table:table-cell office:value-type="string">
            <text:p>&gt; 50</text:p>
          </table:table-cell>
          <table:table-cell table:number-columns-repeated="1022"/>
        </table:table-row>
        <table:table-row table:style-name="ro5">
          <table:table-cell table:style-name="ce9" office:value-type="float" office:value="1524">
            <text:p>1524</text:p>
          </table:table-cell>
          <table:table-cell office:value-type="string">
            <text:p>&gt; 50</text:p>
          </table:table-cell>
          <table:table-cell table:number-columns-repeated="1022"/>
        </table:table-row>
        <table:table-row table:style-name="ro5">
          <table:table-cell table:style-name="ce9" office:value-type="float" office:value="1525">
            <text:p>1525</text:p>
          </table:table-cell>
          <table:table-cell office:value-type="string">
            <text:p>25-30</text:p>
          </table:table-cell>
          <table:table-cell table:number-columns-repeated="1022"/>
        </table:table-row>
        <table:table-row table:style-name="ro5">
          <table:table-cell table:style-name="ce9" office:value-type="float" office:value="1526">
            <text:p>1526</text:p>
          </table:table-cell>
          <table:table-cell office:value-type="string">
            <text:p>30 - 35</text:p>
          </table:table-cell>
          <table:table-cell table:number-columns-repeated="1022"/>
        </table:table-row>
        <table:table-row table:style-name="ro5">
          <table:table-cell table:style-name="ce9" office:value-type="float" office:value="1527">
            <text:p>1527</text:p>
          </table:table-cell>
          <table:table-cell office:value-type="string">
            <text:p>50s</text:p>
          </table:table-cell>
          <table:table-cell table:number-columns-repeated="1022"/>
        </table:table-row>
        <table:table-row table:style-name="ro5">
          <table:table-cell table:style-name="ce9" office:value-type="float" office:value="1528">
            <text:p>1528</text:p>
          </table:table-cell>
          <table:table-cell office:value-type="string">
            <text:p>Late 30s</text:p>
          </table:table-cell>
          <table:table-cell table:number-columns-repeated="1022"/>
        </table:table-row>
        <table:table-row table:style-name="ro5">
          <table:table-cell table:style-name="ce9" office:value-type="float" office:value="1529">
            <text:p>1529</text:p>
          </table:table-cell>
          <table:table-cell table:style-name="ce18" office:value-type="string">
            <text:p>not disclosed</text:p>
          </table:table-cell>
          <table:table-cell table:number-columns-repeated="1022"/>
        </table:table-row>
        <table:table-row table:style-name="ro5">
          <table:table-cell table:style-name="ce9" office:value-type="float" office:value="1530">
            <text:p>1530</text:p>
          </table:table-cell>
          <table:table-cell table:style-name="ce18" office:value-type="string">
            <text:p>Too old</text:p>
          </table:table-cell>
          <table:table-cell table:number-columns-repeated="1022"/>
        </table:table-row>
        <table:table-row table:style-name="ro5" table:number-rows-repeated="10470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Question 28 - summary" table:style-name="ta1" table:print="false">
        <office:forms form:automatic-focus="false" form:apply-design-mode="false"/>
        <table:table-column table:style-name="co8" table:default-cell-style-name="ce7"/>
        <table:table-column table:style-name="co9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10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5" table:number-columns-repeated="246" table:default-cell-style-name="ce7"/>
        <table:table-column table:style-name="co7" table:number-columns-repeated="768" table:default-cell-style-name="ce7"/>
        <table:table-row table:style-name="ro1">
          <table:table-cell table:style-name="ce1" office:value-type="string" table:number-columns-spanned="3" table:number-rows-spanned="1">
            <text:p>Open Source Hardware Survey</text:p>
          </table:table-cell>
          <table:covered-table-cell table:style-name="ce11" office:value-type="string">
            <text:p>Open Source Hardware Survey</text:p>
          </table:covered-table-cell>
          <table:covered-table-cell table:style-name="ce11" office:value-type="string">
            <text:p>Open Source Hardware Survey</text:p>
          </table:covered-table-cell>
          <table:table-cell table:number-columns-repeated="1021"/>
        </table:table-row>
        <table:table-row table:style-name="ro2">
          <table:table-cell table:style-name="ce2" office:value-type="string" table:number-columns-spanned="3" table:number-rows-spanned="1">
            <text:p>How old are you?</text:p>
          </table:table-cell>
          <table:covered-table-cell table:style-name="ce12" office:value-type="string">
            <text:p>How old are you?</text:p>
          </table:covered-table-cell>
          <table:covered-table-cell table:style-name="ce12" office:value-type="string">
            <text:p>How old are you?</text:p>
          </table:covered-table-cell>
          <table:table-cell table:number-columns-repeated="1021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3" office:value-type="string">
            <text:p>Answer Options</text:p>
          </table:covered-table-cell>
          <table:table-cell table:style-name="ce19" office:value-type="string">
            <text:p>Response Count</text:p>
          </table:table-cell>
          <table:table-cell table:number-columns-repeated="1021"/>
        </table:table-row>
        <table:table-row table:style-name="ro4">
          <table:table-cell table:style-name="ce4" table:number-columns-spanned="2" table:number-rows-spanned="1"/>
          <table:covered-table-cell table:style-name="ce14"/>
          <table:table-cell table:style-name="ce20" office:value-type="float" office:value="1530">
            <text:p>1530</text:p>
          </table:table-cell>
          <table:table-cell table:number-columns-repeated="1021"/>
        </table:table-row>
        <table:table-row table:style-name="ro5">
          <table:table-cell table:style-name="ce5" office:value-type="string" table:number-columns-spanned="2" table:number-rows-spanned="1">
            <text:p>answered question</text:p>
          </table:table-cell>
          <table:covered-table-cell table:style-name="ce15" office:value-type="float" office:value="1530">
            <text:p>1530</text:p>
          </table:covered-table-cell>
          <table:table-cell table:style-name="ce21" office:value-type="float" office:value="1530">
            <text:p>1530</text:p>
          </table:table-cell>
          <table:table-cell office:value-type="string">
            <text:p>Invalid Responses: 2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2" table:number-rows-spanned="1">
            <text:p>skipped question</text:p>
          </table:table-cell>
          <table:covered-table-cell table:style-name="ce16" office:value-type="float" office:value="561">
            <text:p>561</text:p>
          </table:covered-table-cell>
          <table:table-cell table:style-name="ce22" office:value-type="float" office:value="561">
            <text:p>561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23" office:value-type="string">
            <text:p>17 &amp; younger</text:p>
          </table:table-cell>
          <table:table-cell table:style-name="ce23" office:value-type="string">
            <text:p>18–20</text:p>
          </table:table-cell>
          <table:table-cell table:style-name="ce23" office:value-type="string">
            <text:p>21-29</text:p>
          </table:table-cell>
          <table:table-cell table:style-name="ce23" office:value-type="string">
            <text:p>30–39</text:p>
          </table:table-cell>
          <table:table-cell table:style-name="ce23" office:value-type="string">
            <text:p>40–49</text:p>
          </table:table-cell>
          <table:table-cell table:style-name="ce23" office:value-type="string">
            <text:p>50–59</text:p>
          </table:table-cell>
          <table:table-cell table:style-name="ce23" office:value-type="string">
            <text:p>60 &amp; older</text:p>
          </table:table-cell>
          <table:table-cell table:number-columns-repeated="1017"/>
        </table:table-row>
        <table:table-row table:style-name="ro5">
          <table:table-cell table:style-name="ce24" office:value-type="float" office:value="51">
            <text:p>51</text:p>
          </table:table-cell>
          <table:table-cell table:style-name="ce24" office:value-type="float" office:value="62">
            <text:p>62</text:p>
          </table:table-cell>
          <table:table-cell table:style-name="ce24" office:value-type="float" office:value="469">
            <text:p>469</text:p>
          </table:table-cell>
          <table:table-cell table:style-name="ce24" office:value-type="float" office:value="491">
            <text:p>491</text:p>
          </table:table-cell>
          <table:table-cell table:style-name="ce24" office:value-type="float" office:value="276">
            <text:p>276</text:p>
          </table:table-cell>
          <table:table-cell table:style-name="ce24" office:value-type="float" office:value="131">
            <text:p>131</text:p>
          </table:table-cell>
          <table:table-cell table:style-name="ce24" office:value-type="float" office:value="48">
            <text:p>48</text:p>
          </table:table-cell>
          <table:table-cell table:number-columns-repeated="1017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'Question 28'.B9:'Question 28'.B15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 $</number:text>
      <number:number number:decimal-places="0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 $</number:text>
      <number:number number:decimal-places="2" number:min-integer-digits="1" number:grouping="true"/>
      <number:text> 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 </number:text>
      <number:number number:decimal-places="0" number:min-integer-digits="1" number:grouping="true"/>
      <number:text> )</number:text>
    </number:number-style>
    <number:number-style style:name="N126P2" style:volatile="true">
      <number:text> - </number:text>
    </number:number-style>
    <number:text-style style:name="N126">
      <number:text-content/>
      <number:text> )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 </number:text>
      <number:number number:decimal-places="0" number:min-integer-digits="1" number:grouping="true"/>
      <number:text> )</number:text>
    </number:number-style>
    <number:number-style style:name="N130P2" style:volatile="true">
      <number:text> $- </number:text>
    </number:number-style>
    <number:text-style style:name="N130">
      <number:text-content/>
      <number:text> )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 </number:text>
      <number:number number:decimal-places="2" number:min-integer-digits="1" number:grouping="true"/>
      <number:text> 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)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 </number:text>
      <number:number number:decimal-places="2" number:min-integer-digits="1" number:grouping="true"/>
      <number:text> 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)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3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percentage-style style:name="N144">
      <number:number number:decimal-places="1" number:min-integer-digits="1"/>
      <number:text>%</number:text>
    </number:percentag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3/13/2013</text:date>, <text:time>13:5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3-13T13:50:58</dc:date>
    <dc:creator>Catarina Mota</dc:creator>
    <meta:generator>NeoOffice/3.3$Unix OpenOffice.org_project/Patch 0</meta:generator>
    <meta:editing-duration>PT00H39M57S</meta:editing-duration>
    <meta:editing-cycles>9</meta:editing-cycles>
    <meta:document-statistic meta:table-count="2" meta:cell-count="3110" meta:object-count="0"/>
  </office:meta>
</office:document-meta>
</file>